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cm" fo:min-width="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72cm" fo:min-width="2.682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1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5cm" svg:height="4cm" svg:x="1.75cm" svg:y="1.5cm">
          <text:p text:style-name="P1"><text:span text:style-name="T1">Salle :</text:span></text:p>
          <text:p text:style-name="P1"><text:span text:style-name="T2">Id_salle</text:span></text:p>
          <text:p text:style-name="P1">Bâtiment</text:p>
          <text:p text:style-name="P1">Étage</text:p>
          <text:p text:style-name="P1">numér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6.25cm" svg:x="12.5cm" svg:y="1.75cm">
          <text:p text:style-name="P1"><text:span text:style-name="T1">Réservation </text:span>:</text:p>
          <text:p text:style-name="P1"><text:span text:style-name="T2">Id_reservation</text:span></text:p>
          <text:p text:style-name="P1">responsable</text:p>
          <text:p text:style-name="P1">promo</text:p>
          <text:p text:style-name="P1">date</text:p>
          <text:p text:style-name="P1">heure_début</text:p>
          <text:p text:style-name="P1">heure_f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3cm" svg:x="6.25cm" svg:y="6cm">
          <text:p text:style-name="P1">A lieu da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2.5cm" svg:y1="6cm" svg:x2="10.75cm" svg:y2="7.25cm">
          <text:p/>
        </draw:line>
        <draw:line draw:style-name="gr4" draw:text-style-name="P2" draw:layer="layout" svg:x1="5cm" svg:y1="5.5cm" svg:x2="6.5cm" svg:y2="6.75cm">
          <text:p/>
        </draw:line>
        <draw:custom-shape draw:style-name="gr5" draw:text-style-name="P3" draw:layer="layout" svg:width="1.5cm" svg:height="1cm" svg:x="5.75cm" svg:y="5cm">
          <text:p text:style-name="P1">1-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5cm" svg:height="1.25cm" svg:x="10.25cm" svg:y="5cm">
          <text:p text:style-name="P1">0-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7T17:10:03.867640656</meta:creation-date>
    <dc:date>2024-01-26T13:45:02.612912801</dc:date>
    <meta:editing-duration>PT10M1S</meta:editing-duration>
    <meta:editing-cycles>2</meta:editing-cycles>
    <meta:generator>LibreOffice/7.3.7.2$Linux_X86_64 LibreOffice_project/30$Build-2</meta:generator>
    <meta:document-statistic meta:object-count="7"/>
  </office:meta>
</office:document-meta>
</file>